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28pt" officeooo:rsid="00107a50" officeooo:paragraph-rsid="000702b4" style:font-size-asian="24.5pt" style:font-size-complex="28pt"/>
    </style:style>
    <style:style style:name="P4" style:family="paragraph" style:parent-style-name="Standard">
      <style:text-properties fo:font-size="28pt" fo:font-weight="bold" officeooo:rsid="00107a50" officeooo:paragraph-rsid="000702b4" style:font-size-asian="24.5pt" style:font-weight-asian="bold" style:font-size-complex="28pt" style:font-weight-complex="bold"/>
    </style:style>
    <style:style style:name="P5" style:family="paragraph" style:parent-style-name="Standard">
      <style:text-properties fo:font-size="28pt" fo:font-weight="bold" officeooo:rsid="0010bad5" officeooo:paragraph-rsid="000857ae" style:font-size-asian="24.5pt" style:font-weight-asian="bold" style:font-size-complex="28pt" style:font-weight-complex="bold"/>
    </style:style>
    <style:style style:name="P6" style:family="paragraph" style:parent-style-name="Standard">
      <style:text-properties fo:font-size="28pt" fo:font-weight="bold" officeooo:rsid="0010bad5" officeooo:paragraph-rsid="000857ae" style:font-size-asian="28pt" style:font-weight-asian="bold" style:font-size-complex="28pt" style:font-weight-complex="bold"/>
    </style:style>
    <style:style style:name="P7" style:family="paragraph" style:parent-style-name="Standard">
      <style:text-properties fo:font-size="22pt" officeooo:rsid="00107a50" officeooo:paragraph-rsid="000702b4" style:font-size-asian="19.25pt" style:font-size-complex="22pt"/>
    </style:style>
    <style:style style:name="P8" style:family="paragraph" style:parent-style-name="Standard">
      <style:text-properties fo:font-size="22pt" fo:font-weight="normal" officeooo:rsid="0010bad5" officeooo:paragraph-rsid="000857ae" style:font-size-asian="22pt" style:font-weight-asian="normal" style:font-size-complex="22pt" style:font-weight-complex="normal"/>
    </style:style>
    <style:style style:name="P9" style:family="paragraph" style:parent-style-name="Standard">
      <style:text-properties fo:font-size="22pt" fo:font-weight="normal" officeooo:rsid="0010bad5" officeooo:paragraph-rsid="000857ae" style:font-size-asian="19.25pt" style:font-weight-asian="normal" style:font-size-complex="22pt" style:font-weight-complex="normal"/>
    </style:style>
    <style:style style:name="P10" style:family="paragraph" style:parent-style-name="Standard">
      <style:text-properties fo:font-size="22pt" fo:font-weight="bold" officeooo:rsid="0010bad5" officeooo:paragraph-rsid="000857ae" style:font-size-asian="19.25pt" style:font-weight-asian="bold" style:font-size-complex="22pt" style:font-weight-complex="bold"/>
    </style:style>
    <style:style style:name="P11" style:family="paragraph" style:parent-style-name="Standard">
      <style:text-properties fo:font-size="10pt" fo:font-weight="bold" officeooo:rsid="0010bad5" officeooo:paragraph-rsid="000857ae" style:font-size-asian="8.75pt" style:font-weight-asian="bold" style:font-size-complex="10pt" style:font-weight-complex="bold"/>
    </style:style>
    <style:style style:name="P12" style:family="paragraph" style:parent-style-name="Standard">
      <style:text-properties fo:font-size="10pt" fo:font-weight="normal" officeooo:rsid="0010bad5" officeooo:paragraph-rsid="000857ae" style:font-size-asian="8.75pt" style:font-weight-asian="normal" style:font-size-complex="10pt" style:font-weight-complex="normal"/>
    </style:style>
    <style:style style:name="P13" style:family="paragraph" style:parent-style-name="Standard">
      <style:text-properties fo:font-size="12pt" fo:font-weight="normal" officeooo:rsid="0010bad5" officeooo:paragraph-rsid="000857ae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24pt" fo:font-weight="bold" officeooo:rsid="0010bad5" officeooo:paragraph-rsid="000857ae" style:font-size-asian="24pt" style:font-weight-asian="bold" style:font-size-complex="24pt" style:font-weight-complex="bold"/>
    </style:style>
    <style:style style:name="P15" style:family="paragraph" style:parent-style-name="Standard">
      <style:paragraph-properties fo:margin-left="2.117cm" fo:margin-right="0cm" fo:text-indent="0cm" style:auto-text-indent="false"/>
    </style:style>
    <style:style style:name="P16" style:family="paragraph" style:parent-style-name="Standard">
      <style:paragraph-properties fo:margin-left="3.175cm" fo:margin-right="0cm" fo:text-indent="0cm" style:auto-text-indent="false"/>
    </style:style>
    <style:style style:name="P17" style:family="paragraph" style:parent-style-name="Standard" style:master-page-name="Standard">
      <style:paragraph-properties style:page-number="auto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22pt" style:font-size-asian="19.25pt" style:font-size-complex="22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22pt" fo:font-weight="bold" officeooo:rsid="0010bad5" officeooo:paragraph-rsid="000857ae" style:font-size-asian="19.25pt" style:font-weight-asian="bold" style:font-size-complex="22pt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22pt" fo:font-weight="normal" officeooo:rsid="00107a50" officeooo:paragraph-rsid="000702b4" style:font-size-asian="19.25pt" style:font-weight-asian="normal" style:font-size-complex="2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28pt" fo:font-weight="bold" officeooo:rsid="0005cd4e" officeooo:paragraph-rsid="0005cd4e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ize="28pt" fo:font-weight="normal" officeooo:rsid="0005cd4e" officeooo:paragraph-rsid="0005cd4e" style:font-size-asian="24.5pt" style:font-weight-asian="normal" style:font-size-complex="28pt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8pt" fo:font-weight="normal" officeooo:rsid="0005cd4e" officeooo:paragraph-rsid="0005cd4e" style:font-size-asian="15.75pt" style:font-weight-asian="normal" style:font-size-complex="18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0pt" fo:font-weight="normal" officeooo:rsid="0005cd4e" officeooo:paragraph-rsid="0005cd4e" style:font-size-asian="8.75pt" style:font-weight-asian="normal" style:font-size-complex="10pt" style:font-weight-complex="normal"/>
    </style:style>
    <style:style style:name="P26" style:family="paragraph" style:parent-style-name="List_20_Paragraph" style:list-style-name="WWNum2"/>
    <style:style style:name="P27" style:family="paragraph" style:parent-style-name="List_20_Paragraph" style:list-style-name="WWNum4"/>
    <style:style style:name="P28" style:family="paragraph" style:parent-style-name="List_20_Paragraph" style:list-style-name="WWNum7"/>
    <style:style style:name="P29" style:family="paragraph" style:parent-style-name="List_20_Paragraph">
      <style:paragraph-properties fo:margin-left="2.54cm" fo:margin-right="0cm" fo:text-indent="0cm" style:auto-text-indent="false"/>
    </style:style>
    <style:style style:name="P30" style:family="paragraph" style:parent-style-name="Preformatted_20_Text">
      <style:paragraph-properties fo:margin-top="0cm" fo:margin-bottom="0.499cm" loext:contextual-spacing="false"/>
    </style:style>
    <style:style style:name="P31" style:family="paragraph" style:parent-style-name="Preformatted_20_Text">
      <style:paragraph-properties fo:margin-left="0cm" fo:margin-right="0cm" fo:text-indent="0cm" style:auto-text-indent="false"/>
      <style:text-properties fo:font-size="18pt" fo:font-weight="normal" officeooo:rsid="0005cd4e" officeooo:paragraph-rsid="0005cd4e" style:font-size-asian="15.75pt" style:font-weight-asian="normal" style:font-size-complex="18pt" style:font-weight-complex="normal"/>
    </style:style>
    <style:style style:name="P32" style:family="paragraph" style:parent-style-name="Preformatted_20_Text">
      <style:paragraph-properties fo:margin-left="0cm" fo:margin-right="0cm" fo:text-indent="0cm" style:auto-text-indent="false"/>
      <style:text-properties fo:font-size="10pt" fo:font-weight="normal" officeooo:rsid="0005cd4e" officeooo:paragraph-rsid="0005cd4e" style:font-size-asian="10pt" style:font-weight-asian="normal" style:font-size-complex="10pt" style:font-weight-complex="normal"/>
    </style:style>
    <style:style style:name="P33" style:family="paragraph" style:parent-style-name="Preformatted_20_Text">
      <style:paragraph-properties fo:margin-left="0cm" fo:margin-right="0cm" fo:text-indent="0cm" style:auto-text-indent="false"/>
      <style:text-properties fo:font-size="10pt" fo:font-weight="normal" officeooo:rsid="0005cd4e" officeooo:paragraph-rsid="0005cd4e" style:font-size-asian="8.75pt" style:font-weight-asian="normal" style:font-size-complex="10pt" style:font-weight-complex="normal"/>
    </style:style>
    <style:style style:name="T1" style:family="text">
      <style:text-properties fo:font-size="36pt" style:font-size-asian="36pt"/>
    </style:style>
    <style:style style:name="T2" style:family="text">
      <style:text-properties fo:font-size="18pt" style:font-size-asian="18pt"/>
    </style:style>
    <style:style style:name="T3" style:family="text">
      <style:text-properties fo:font-size="16pt" style:font-size-asian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style="italic" style:font-size-asian="16pt" style:font-style-asian="italic" style:font-size-complex="16pt"/>
    </style:style>
    <style:style style:name="T6" style:family="text">
      <style:text-properties fo:font-size="12pt" style:font-size-asian="12pt"/>
    </style:style>
    <style:style style:name="T7" style:family="text">
      <style:text-properties fo:font-size="12pt" fo:font-style="italic" style:font-size-asian="12pt" style:font-style-asian="italic"/>
    </style:style>
    <style:style style:name="T8" style:family="text">
      <style:text-properties officeooo:rsid="0005cd4e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Data Transmission from Raspberry pi using Google Firebase</text:span></text:p>
      <text:p text:style-name="Standard"><text:span text:style-name="T2">Aim :</text:span></text:p>
      <text:p text:style-name="Standard"><text:span text:style-name="T2"><text:tab/>To send data from a Raspberry Pi to Google Firebase (a cloud based online database) .</text:span></text:p>
      <text:p text:style-name="P1"/>
      <text:p text:style-name="Standard"><text:span text:style-name="T2">Materials required :</text:span></text:p>
      <text:p text:style-name="Standard"><text:span text:style-name="T2">Raspberry pi(pre-installed with raspbian),Google firebase account.</text:span></text:p>
      <text:p text:style-name="P1"/>
      <text:p text:style-name="Standard"><text:span text:style-name="T2">Procedure :</text:span></text:p>
      <text:list xml:id="list3348598654" text:style-name="WWNum2">
        <text:list-item>
          <text:p text:style-name="P26"><text:span text:style-name="T3">Create a Google firebase account at </text:span><text:a xlink:type="simple" xlink:href="https://firebase.google.com/" text:style-name="ListLabel_20_22" text:visited-style-name="ListLabel_20_22"><text:span text:style-name="Internet_20_link">https://firebase.google.com/</text:span></text:a></text:p>
        </text:list-item>
        <text:list-item>
          <text:p text:style-name="P26"><text:span text:style-name="T3">Click get started.</text:span></text:p>
        </text:list-item>
        <text:list-item>
          <text:p text:style-name="P26"><text:span text:style-name="T3">Click ‘Add Project’.</text:span></text:p>
        </text:list-item>
        <text:list-item>
          <text:p text:style-name="P26"><text:span text:style-name="T3">Get the database URL from the database menu.</text:span></text:p>
        </text:list-item>
        <text:list-item>
          <text:p text:style-name="P26"><text:span text:style-name="T3">Modify the rules by replacing the keyword “false” with true in the following code.</text:span></text:p>
        </text:list-item>
      </text:list>
      <text:p text:style-name="P29"/>
      <text:p text:style-name="Standard"><text:span text:style-name="T2">Creating the python file to send data to Firebase : </text:span></text:p>
      <text:list xml:id="list2263613560" text:style-name="WWNum4">
        <text:list-item>
          <text:p text:style-name="P27"><text:span text:style-name="T3">Boot into the Raspberry pi and open terminal.</text:span></text:p>
        </text:list-item>
        <text:list-item>
          <text:p text:style-name="P27"><text:span text:style-name="T3">In the terminal type</text:span></text:p>
        </text:list-item>
      </text:list>
      <text:p text:style-name="P15"><text:soft-page-break/><text:span text:style-name="T7">nano firebase.py <text:s text:c="3"/></text:span><text:span text:style-name="T6">Which will open the text editor.</text:span></text:p>
      <text:list xml:id="list508218534" text:style-name="WWNum7">
        <text:list-item>
          <text:p text:style-name="P28"><text:span text:style-name="T4">Enter the following piece of code in the editor.</text:span></text:p>
        </text:list-item>
      </text:list>
      <text:p text:style-name="Standard"><text:span text:style-name="T4">import time</text:span></text:p>
      <text:p text:style-name="Standard"><text:span text:style-name="T4">import requests</text:span></text:p>
      <text:p text:style-name="Standard"><text:span text:style-name="T4">import json</text:span></text:p>
      <text:p text:style-name="Standard"><text:span text:style-name="T4">firebase_url = 'https://rpiintern-2a1cd.firebaseio.com/'</text:span></text:p>
      <text:p text:style-name="Standard"><text:span text:style-name="T4">#Connect to Serial Port for communication</text:span></text:p>
      <text:p text:style-name="P2"/>
      <text:p text:style-name="Standard"><text:span text:style-name="T4">#Setup a loop to send Temperature values at fixed intervals</text:span></text:p>
      <text:p text:style-name="Standard"><text:span text:style-name="T4">#in seconds</text:span></text:p>
      <text:p text:style-name="Standard"><text:span text:style-name="T4">fixed_interval = 60</text:span></text:p>
      <text:p text:style-name="Standard"><text:span text:style-name="T4">while 1:</text:span></text:p>
      <text:p text:style-name="Standard"><text:span text:style-name="T4"><text:s text:c="2"/>try:</text:span></text:p>
      <text:p text:style-name="Standard"><text:span text:style-name="T4"><text:s text:c="4"/>#temperature value obtained from Arduino + LM35 Temp Sensor</text:span></text:p>
      <text:p text:style-name="Standard"><text:span text:style-name="T4"><text:s text:c="4"/>temperature_c = 'Random temperature from sensor'</text:span></text:p>
      <text:p text:style-name="P2"/>
      <text:p text:style-name="Standard"><text:span text:style-name="T4"><text:s text:c="4"/>#current time and date</text:span></text:p>
      <text:p text:style-name="Standard"><text:span text:style-name="T4"><text:s text:c="4"/>time_hhmmss = time.strftime('%H:%M:%S')</text:span></text:p>
      <text:p text:style-name="Standard"><text:span text:style-name="T4"><text:s text:c="4"/>date_mmddyyyy = time.strftime('%d/%m/%Y')</text:span></text:p>
      <text:p text:style-name="P2"/>
      <text:p text:style-name="Standard"><text:span text:style-name="T4"><text:s text:c="4"/>#current location name</text:span></text:p>
      <text:p text:style-name="Standard"><text:soft-page-break/><text:span text:style-name="T4"><text:s text:c="4"/>temperature_location = 'Mumbai-Kandivali'</text:span></text:p>
      <text:p text:style-name="Standard"><text:span text:style-name="T4"><text:s text:c="4"/>print( temperature_c + ',' + time_hhmmss + ',' + date_mmddyyyy + ',' + temperature_location)</text:span></text:p>
      <text:p text:style-name="P2"/>
      <text:p text:style-name="Standard"><text:span text:style-name="T4"><text:s text:c="4"/>#insert record</text:span></text:p>
      <text:p text:style-name="Standard"><text:span text:style-name="T4"><text:s text:c="4"/>data = {'date':date_mmddyyyy,'time':time_hhmmss,'value':temperature_c}</text:span></text:p>
      <text:p text:style-name="Standard"><text:span text:style-name="T4"><text:s text:c="4"/>result = requests.post(firebase_url + '/' + temperature_location + '/temperature.json', data=json.dumps(data))</text:span></text:p>
      <text:p text:style-name="P2"/>
      <text:p text:style-name="Standard"><text:span text:style-name="T4"><text:s text:c="4"/>print('Record inserted. Result Code = ' + str(result.status_code) + ',' + result.text)</text:span></text:p>
      <text:p text:style-name="Standard"><text:span text:style-name="T4"><text:s text:c="4"/>time.sleep(fixed_interval)</text:span></text:p>
      <text:p text:style-name="Standard"><text:span text:style-name="T4"><text:s text:c="2"/>except IOError:</text:span></text:p>
      <text:p text:style-name="Standard"><text:span text:style-name="T4"><text:s text:c="4"/>print('Error! Something went wrong.')</text:span></text:p>
      <text:p text:style-name="Standard"><text:span text:style-name="T4"><text:s text:c="2"/>time.sleep(fixed_interval)</text:span></text:p>
      <text:p text:style-name="P2"/>
      <text:p text:style-name="P2"/>
      <text:p text:style-name="Standard"><text:span text:style-name="T4">In this Code , we are getting data from a Temperature Sensor .For now let’s assume random temperature readings.</text:span></text:p>
      <text:p text:style-name="Standard"><text:span text:style-name="T4">We import necessary libraries and send data to the database using the function </text:span><text:span text:style-name="T5">requests.post() </text:span><text:span text:style-name="T4">.</text:span></text:p>
      <text:p text:style-name="Standard"><text:soft-page-break/><text:span text:style-name="T4">The code sends values every 60 seconds.</text:span></text:p>
      <text:p text:style-name="P2"/>
      <text:list xml:id="list145710575583935" text:continue-numbering="true" text:style-name="WWNum7">
        <text:list-item>
          <text:p text:style-name="P28"><text:span text:style-name="T4">Enter the command </text:span></text:p>
        </text:list-item>
      </text:list>
      <text:p text:style-name="P16"><text:span text:style-name="T5">sudo python3 firebase.py </text:span><text:span text:style-name="T4"><text:s/>in the terminal.</text:span></text:p>
      <text:list xml:id="list145710271172107" text:continue-numbering="true" text:style-name="WWNum7">
        <text:list-item>
          <text:p text:style-name="P28"><text:span text:style-name="T4">We can see values uploading to the Firebase database.</text:span></text:p>
        </text:list-item>
        <text:list-item>
          <text:p text:style-name="P28"><text:span text:style-name="T4">We can incorporate other cloud analysis services to get better data analysis and other IoT appliances.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21">Day 2 Progress log :</text:p>
      <text:p text:style-name="P18">Serial communication between Raspberry-pi and the</text:p>
      <text:p text:style-name="P18">PC could not be established. So new alternatives were</text:p>
      <text:p text:style-name="P18">considered.</text:p>
      <text:p text:style-name="P18">• Cloud based data logging :</text:p>
      <text:p text:style-name="P18">Raspberry-pi can easily communicate with cloud</text:p>
      <text:p text:style-name="P18">systems such as Google Firebase(HTTP),and</text:p>
      <text:p text:style-name="P18">MQTT based systems such as</text:p>
      <text:p text:style-name="P18">adafruit.io ,thingspeak.io ,thinger.io .Data logged</text:p>
      <text:p text:style-name="P18">here can be accessed from anywhere through the</text:p>
      <text:p text:style-name="P18">internet. Micrcontrollers with Wi-Fi capabilities</text:p>
      <text:p text:style-name="P18"><text:soft-page-break/>like NodeMCU are efficient in relaying data to the</text:p>
      <text:p text:style-name="P18">cloud.</text:p>
      <text:p text:style-name="P18">• Logging data locally :</text:p>
      <text:p text:style-name="P18">Using Arduino or any microcontroller board we</text:p>
      <text:p text:style-name="P18">can send serial data to a PC where the data can be</text:p>
      <text:p text:style-name="P18">stored and analysed. The data here cannot be</text:p>
      <text:p text:style-name="P18">logged and accessed from the internet wirelessly.</text:p>
      <text:p text:style-name="P18">Raspberry-pi cannot be used as serial</text:p>
      <text:p text:style-name="P18">communication is not efficient.</text:p>
      <text:p text:style-name="P18">• Logging data through LAN :</text:p>
      <text:p text:style-name="P18">Data from Raspberry-pi and microcontroller</text:p>
      <text:p text:style-name="P18">boards such as NodeMCU can be stored in a home</text:p>
      <text:p text:style-name="P18"><text:soft-page-break/>network without connecting to the internet. This</text:p>
      <text:p text:style-name="P18">can be achieved by MQTT protocols. Data can be</text:p>
      <text:p text:style-name="P18"/>
      <text:p text:style-name="P18">accessed by any member in this home network</text:p>
      <text:p text:style-name="P18">and not outside of it.</text:p>
      <text:p text:style-name="P18"/>
      <text:p text:style-name="P18">MQTT services such as adafruit.io , Google cloud</text:p>
      <text:p text:style-name="P18">systems, Amazon cloud services , thingspeak.io etc.,</text:p>
      <text:p text:style-name="P18">offer data analytics along with data logging. Since the</text:p>
      <text:p text:style-name="P18">data is stored on a cloud server, it can be accessed</text:p>
      <text:p text:style-name="P18">from anywhere through the internet. This would be the</text:p>
      <text:p text:style-name="P18">most efficient option of all .</text:p>
      <text:p text:style-name="P16"><text:soft-page-break/></text:p>
      <text:p text:style-name="P21">Day 3 : Serial Communication</text:p>
      <text:p text:style-name="P18">between Raspberry-pi and PC using</text:p>
      <text:p text:style-name="P18">FTDI chip.</text:p>
      <text:p text:style-name="P18"/>
      <text:p text:style-name="P18">Materials Required :</text:p>
      <text:p text:style-name="P18">• Raspberry-pi preinstalled with Raspbian.</text:p>
      <text:p text:style-name="P18">• FTDI232 Chip (UART to TTL)</text:p>
      <text:p text:style-name="P18">• pi4j libraries (instructions below)</text:p>
      <text:p text:style-name="P18">• PC with a Serial Monitor Application (Arduino</text:p>
      <text:p text:style-name="P18">IDE serial monitor used here)</text:p>
      <text:p text:style-name="P18">Installing pi4j libaries :</text:p>
      <text:p text:style-name="P18">We use a java application to read and write serial</text:p>
      <text:p text:style-name="P18">data. We need the required libraries from pi4j project.</text:p>
      <text:p text:style-name="P18">To install pi4j libraries , open terminal and type</text:p>
      <text:p text:style-name="P18"><text:soft-page-break/>curl -sSL https://pi4j.com/install | sudo bash</text:p>
      <text:p text:style-name="P18">Setting up Raspberry-pi :</text:p>
      <text:p text:style-name="P18">Open the terminal and type</text:p>
      <text:p text:style-name="P18">nano SerialExample.java</text:p>
      <text:p text:style-name="P18">and copy the contents of the SerialExample.txt file</text:p>
      <text:p text:style-name="P18">into the text editor.</text:p>
      <text:p text:style-name="P18"/>
      <text:p text:style-name="P18">To compile the code type the command</text:p>
      <text:p text:style-name="P18">javac -classpath .:classes:/opt/pi4j/lib/'*' -d .</text:p>
      <text:p text:style-name="P18">SerialExample.java</text:p>
      <text:p text:style-name="P18"/>
      <text:p text:style-name="P18">To run the program type the command</text:p>
      <text:p text:style-name="P18">sudo java -classpath .:classes:/opt/pi4j/lib/'*'</text:p>
      <text:p text:style-name="P18">SerialExample</text:p>
      <text:p text:style-name="P18">Testing :</text:p>
      <text:p text:style-name="P18"><text:soft-page-break/>Open the Serial monitor on the connected PC and</text:p>
      <text:p text:style-name="P18">set the baud rate to the baud rate specified in</text:p>
      <text:p text:style-name="P18">SerialExample.txt . We can see the serial data being</text:p>
      <text:p text:style-name="P18">transmitted from the Raspberry-pi .</text:p>
      <text:p text:style-name="P18">Note : To access and analyse the Serial data, we have</text:p>
      <text:p text:style-name="P18">to design a program 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21">Day <text:span text:style-name="T8">4</text:span> : Serial Communication</text:p>
      <text:p text:style-name="P21">between Raspberry-pi and PC using</text:p>
      <text:p text:style-name="P21">FTDI chip.</text:p>
      <text:p text:style-name="P18"/>
      <text:p text:style-name="P18">Materials Required :</text:p>
      <text:p text:style-name="P18">• Raspberry-pi preinstalled with Raspbian.</text:p>
      <text:p text:style-name="P18">• FTDI232 Chip (UART to TTL)</text:p>
      <text:p text:style-name="P18">• pi4j libraries (instructions below)</text:p>
      <text:p text:style-name="P18">• PC with a Serial Monitor Application (Arduino</text:p>
      <text:p text:style-name="P18">IDE serial monitor used here)</text:p>
      <text:p text:style-name="P18">Installing pi4j libaries :</text:p>
      <text:p text:style-name="P18">We use a java application to read and write serial</text:p>
      <text:p text:style-name="P18">data. We need the required libraries from pi4j project.</text:p>
      <text:p text:style-name="P18"><text:soft-page-break/>To install pi4j libraries , open terminal and type</text:p>
      <text:p text:style-name="P18">curl -sSL https://pi4j.com/install | sudo bash</text:p>
      <text:p text:style-name="P18">Setting up Raspberry-pi :</text:p>
      <text:p text:style-name="P18">Open the terminal and type</text:p>
      <text:p text:style-name="P18">nano SerialExample.java</text:p>
      <text:p text:style-name="P18">and copy the contents of the SerialExample.txt file</text:p>
      <text:p text:style-name="P18">into the text editor.</text:p>
      <text:p text:style-name="P18"/>
      <text:p text:style-name="P18">To compile the code type the command</text:p>
      <text:p text:style-name="P18">javac -classpath .:classes:/opt/pi4j/lib/'*' -d .</text:p>
      <text:p text:style-name="P18">SerialExample.java</text:p>
      <text:p text:style-name="P18"/>
      <text:p text:style-name="P18">To run the program type the command</text:p>
      <text:p text:style-name="P18">sudo java -classpath .:classes:/opt/pi4j/lib/'*'</text:p>
      <text:p text:style-name="P18"><text:soft-page-break/>SerialExample</text:p>
      <text:p text:style-name="P18">Testing :</text:p>
      <text:p text:style-name="P18">Open the Serial monitor on the connected PC and</text:p>
      <text:p text:style-name="P18">set the baud rate to the baud rate specified in</text:p>
      <text:p text:style-name="P18">SerialExample.txt . We can see the serial data being</text:p>
      <text:p text:style-name="P18">transmitted from the Raspberry-pi .</text:p>
      <text:p text:style-name="P18">Note : To access and analyse the Serial data, we have</text:p>
      <text:p text:style-name="P18">to design a program 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2">Day 5 : Python for serial communication</text:p>
      <text:p text:style-name="P23">Code for program:</text:p>
      <text:p text:style-name="P31"/>
      <text:p text:style-name="P32">from tkinter import *</text:p>
      <text:p text:style-name="Preformatted_20_Text">import serial</text:p>
      <text:p text:style-name="Preformatted_20_Text"/>
      <text:p text:style-name="Preformatted_20_Text">ser = serial.Serial(port='/dev/ttyS0',baudrate = 9600,bytesize = serial.EIGHTBITS,parity=serial.PARITY_NONE,stopbits=serial.STOPBITS_ONE, timeout=None)</text:p>
      <text:p text:style-name="Preformatted_20_Text">win = Tk()</text:p>
      <text:p text:style-name="Preformatted_20_Text"/>
      <text:p text:style-name="Preformatted_20_Text">def ledON():</text:p>
      <text:p text:style-name="Preformatted_20_Text"><text:s text:c="4"/>print('LED ON')</text:p>
      <text:p text:style-name="Preformatted_20_Text"><text:s text:c="4"/>val = 1</text:p>
      <text:p text:style-name="Preformatted_20_Text"><text:s text:c="4"/>ser.write(val)</text:p>
      <text:p text:style-name="Preformatted_20_Text"/>
      <text:p text:style-name="Preformatted_20_Text">def ledOFF():</text:p>
      <text:p text:style-name="Preformatted_20_Text"><text:s text:c="4"/>print('LED OFF')</text:p>
      <text:p text:style-name="Preformatted_20_Text"><text:s text:c="4"/>val = 0</text:p>
      <text:p text:style-name="Preformatted_20_Text"><text:s text:c="4"/>ser.write(val)</text:p>
      <text:p text:style-name="Preformatted_20_Text"/>
      <text:p text:style-name="Preformatted_20_Text">ledHigh = Button(win,text="LED ON",padx = 25,pady = 30,command = ledON)</text:p>
      <text:p text:style-name="Preformatted_20_Text">ledHigh.pack(side=LEFT)</text:p>
      <text:p text:style-name="Preformatted_20_Text"/>
      <text:p text:style-name="Preformatted_20_Text">ledLow = Button(win,text="LED OFF",height = 10,width = 30,padx = 10,command = ledOFF)</text:p>
      <text:p text:style-name="Preformatted_20_Text">ledLow.pack(side=LEFT)</text:p>
      <text:p text:style-name="Preformatted_20_Text"/>
      <text:p text:style-name="Preformatted_20_Text"/>
      <text:p text:style-name="P30">win.mainloop()</text:p>
      <text:p text:style-name="P24"/>
      <text:p text:style-name="P24"/>
      <text:p text:style-name="P24"/>
      <text:p text:style-name="P24"/>
      <text:p text:style-name="P22"><text:soft-page-break/>Day 6 : GUI for Serial and Adafruit.io integration</text:p>
      <text:p text:style-name="P23">Serial data was printed to adafruit.io </text:p>
      <text:p text:style-name="P23">Code for program : </text:p>
      <text:p text:style-name="P33">from Adafruit_IO import Client</text:p>
      <text:p text:style-name="Preformatted_20_Text">from Adafruit_IO import Data</text:p>
      <text:p text:style-name="Preformatted_20_Text">from tkinter import *</text:p>
      <text:p text:style-name="Preformatted_20_Text">import serial</text:p>
      <text:p text:style-name="Preformatted_20_Text">import time</text:p>
      <text:p text:style-name="Preformatted_20_Text"/>
      <text:p text:style-name="Preformatted_20_Text">win = Tk()</text:p>
      <text:p text:style-name="Preformatted_20_Text">aio = Client('ak47av', 'bda36d622b874920902764079deb0631')</text:p>
      <text:p text:style-name="Preformatted_20_Text">ser = serial.Serial(port='/dev/ttyUSB4',baudrate = 9600,bytesize = serial.EIGHTBITS,parity=serial.PARITY_NONE,stopbits=serial.STOPBITS_ONE, timeout= 5)</text:p>
      <text:p text:style-name="Preformatted_20_Text"/>
      <text:p text:style-name="Preformatted_20_Text"/>
      <text:p text:style-name="Preformatted_20_Text">def update():</text:p>
      <text:p text:style-name="Preformatted_20_Text"><text:s text:c="5"/>temp = ser.readline()</text:p>
      <text:p text:style-name="Preformatted_20_Text"><text:s text:c="5"/>realtemp = temp.decode()</text:p>
      <text:p text:style-name="Preformatted_20_Text"><text:s text:c="5"/>print(str(realtemp))</text:p>
      <text:p text:style-name="Preformatted_20_Text"><text:s text:c="5"/>data = Data(value=realtemp)</text:p>
      <text:p text:style-name="Preformatted_20_Text"><text:s text:c="5"/>aio.create_data('temperature', data)</text:p>
      <text:p text:style-name="Preformatted_20_Text"><text:s text:c="5"/>time.sleep(10)</text:p>
      <text:p text:style-name="Preformatted_20_Text"/>
      <text:p text:style-name="Preformatted_20_Text">def stopit():</text:p>
      <text:p text:style-name="Preformatted_20_Text"><text:s text:c="4"/>return</text:p>
      <text:p text:style-name="Preformatted_20_Text"/>
      <text:p text:style-name="Preformatted_20_Text">button = Button(win,text='Click to bump data to Cloud',command = update)</text:p>
      <text:p text:style-name="Preformatted_20_Text">button.pack()</text:p>
      <text:p text:style-name="Preformatted_20_Text"/>
      <text:p text:style-name="P30">win.mainloop()</text:p>
      <text:p text:style-name="P25"/>
      <text:p text:style-name="P25"/>
      <text:p text:style-name="P25"/>
      <text:p text:style-name="P25"/>
      <text:p text:style-name="P25"><text:soft-page-break/></text:p>
      <text:p text:style-name="P4">Day 7 : Further Development</text:p>
      <text:p text:style-name="P3"/>
      <text:p text:style-name="P7">As the preliminary requirements for hardware have been met, we advance to software enhancement .</text:p>
      <text:p text:style-name="P7"/>
      <text:p text:style-name="P7">We now have to design a UI capable of delivering data to the microntroller and interacting with google-pay APIs.</text:p>
      <text:p text:style-name="P7"/>
      <text:p text:style-name="P7">As of Day 7 ,Saturday,11/05/19 , we have started further development. </text:p>
      <text:p text:style-name="P7"/>
      <text:p text:style-name="P20">Day 8 ,Monday,13/05/19, development will continue.</text:p>
      <text:p text:style-name="P24"/>
      <text:p text:style-name="P24"/>
      <text:p text:style-name="P24"/>
      <text:p text:style-name="P24"/>
      <text:p text:style-name="P5"><text:soft-page-break/>Day 8 : GUI for vending machine</text:p>
      <text:p text:style-name="P5">Code for GUI program:</text:p>
      <text:p text:style-name="P11"/>
      <text:p text:style-name="P12">from tkinter import *</text:p>
      <text:p text:style-name="P12">from tkinter import messagebox</text:p>
      <text:p text:style-name="P12">from Adafruit_IO import Client,Data</text:p>
      <text:p text:style-name="P12">aio = Client('ak47av', 'bda36d622b874920902764079deb0631')</text:p>
      <text:p text:style-name="P12">class product:</text:p>
      <text:p text:style-name="P12">def __init__(self, name, price, quantity):</text:p>
      <text:p text:style-name="P12">self.price = price</text:p>
      <text:p text:style-name="P12">self.name = name</text:p>
      <text:p text:style-name="P12">self.quantity = quantity</text:p>
      <text:p text:style-name="P12">product1 = product('lays',10,10)</text:p>
      <text:p text:style-name="P12">product2 = product('coke',25,25 )</text:p>
      <text:p text:style-name="P12">product3 = product('candy',1,50)</text:p>
      <text:p text:style-name="P12">win = Tk()</text:p>
      <text:p text:style-name="P12">win.title('Vending machine')</text:p>
      <text:p text:style-name="P12">#Product Declar</text:p>
      <text:p text:style-name="P12">frame1 = Frame(win).grid()</text:p>
      <text:p text:style-name="P12">product1.quantity = IntVar()</text:p>
      <text:p text:style-name="P12">product1.quantity.set(10)</text:p>
      <text:p text:style-name="P12">product2.quantity = IntVar()</text:p>
      <text:p text:style-name="P12">product2.quantity.set(10)</text:p>
      <text:p text:style-name="P12">product3.quantity = IntVar()</text:p>
      <text:p text:style-name="P12">product3.quantity.set(10)</text:p>
      <text:p text:style-name="P12">def main():</text:p>
      <text:p text:style-name="P12">def calc1():</text:p>
      <text:p text:style-name="P12">cost1 = v1.get()*product1.price</text:p>
      <text:p text:style-name="P12"><text:soft-page-break/>return cost1</text:p>
      <text:p text:style-name="P12">def calc2():</text:p>
      <text:p text:style-name="P12">cost2 = v2.get()*product2.price</text:p>
      <text:p text:style-name="P12">return cost2</text:p>
      <text:p text:style-name="P12">def calc3():</text:p>
      <text:p text:style-name="P12">cost3 = v3.get()*product3.price</text:p>
      <text:p text:style-name="P12">return cost3</text:p>
      <text:p text:style-name="P12">minimum = IntVar()</text:p>
      <text:p text:style-name="P12">minimum.set(0)</text:p>
      <text:p text:style-name="P12">nameofprod = Label(frame1,text="</text:p>
      <text:p text:style-name="P12">Product avaliable</text:p>
      <text:p text:style-name="P12">").grid(row=0,column=0)</text:p>
      <text:p text:style-name="P12">quantityrequired = Label(frame1,text ='</text:p>
      <text:p text:style-name="P12">Quantity</text:p>
      <text:p text:style-name="P12">').grid(row=0,column=1)</text:p>
      <text:p text:style-name="P12">priceofprod = Label(frame1,text='</text:p>
      <text:p text:style-name="P12">Price</text:p>
      <text:p text:style-name="P12">').grid(row=0,column=2)</text:p>
      <text:p text:style-name="P12">costofprod = Label(frame1,text='</text:p>
      <text:p text:style-name="P12">Cost</text:p>
      <text:p text:style-name="P12">').grid(row=0,column=3)</text:p>
      <text:p text:style-name="P12">quantityavailable = Label(frame1,text='</text:p>
      <text:p text:style-name="P12">Quantity available</text:p>
      <text:p text:style-name="P12">').grid(row=0,column=4)</text:p>
      <text:p text:style-name="P12">p1 = Label(frame1,text = product1.name)</text:p>
      <text:p text:style-name="P12">p1.grid(row=1,column=0)</text:p>
      <text:p text:style-name="P12">v1 = IntVar(frame1,value=0)</text:p>
      <text:p text:style-name="P12">optionbox1 = OptionMenu(frame1,v1,0,1,2,3,4,5).grid(row=1,column=1)</text:p>
      <text:p text:style-name="P12">pricebox1 = Label(frame1,text=str(product1.price)).grid(row=1,column=2)</text:p>
      <text:p text:style-name="P12">costbox1 = Label(frame1,textvariable=(v1.get()*product1.price)).grid(row=1,column=3)</text:p>
      <text:p text:style-name="P12">q1 = Label(frame1,textvariable=str(product1.quantity)).grid(row=1,column=4)</text:p>
      <text:p text:style-name="P12"><text:soft-page-break/>p2 = Label(frame1,text = product2.name).grid(row=2,column=0)</text:p>
      <text:p text:style-name="P12">v2 = IntVar(frame1,value=0)</text:p>
      <text:p text:style-name="P12">optionbox2 = OptionMenu(frame1,v2,0,1,2,3,4,5).grid(row=2,column=1)</text:p>
      <text:p text:style-name="P12">pricebox2 = Label(frame1,text=str(product2.price)).grid(row=2,column=2)</text:p>
      <text:p text:style-name="P12">costbox2 = Label(frame1,textvariable=(v2.get()*product2.price)).grid(row=1,column=4)</text:p>
      <text:p text:style-name="P12">q2 = Label(frame1,textvariable=str(product2.quantity)).grid(row=2,column=4)</text:p>
      <text:p text:style-name="P12">p3 = Label(frame1,text = product3.name).grid(row=3,column=0)</text:p>
      <text:p text:style-name="P12">v3 = IntVar(frame1,value=0)</text:p>
      <text:p text:style-name="P12">optionbox3 = OptionMenu(win,v3,0,1,2,3,4,5).grid(row=3,column=1)</text:p>
      <text:p text:style-name="P12">pricebox3 = Label(frame1,text=str(product3.price)).grid(row=3,column=2)</text:p>
      <text:p text:style-name="P12">cost3 = v3.get()*product3.pricecostbox3 = Label(frame1,textvariable=str(cost3)).grid(row=1,column=4)</text:p>
      <text:p text:style-name="P12">q3 = Label(frame1,textvariable=str(product3.quantity)).grid(row=3,column=4)</text:p>
      <text:p text:style-name="P12">def calc():</text:p>
      <text:p text:style-name="P12">if((product1.quantity.get()-v1.get())&lt;0 or (product2.quantity.get()-v2.get())&lt;0</text:p>
      <text:p text:style-name="P12">or (product3.quantity.get()-v3.get())&lt;0):</text:p>
      <text:p text:style-name="P12">messagebox.showinfo('Not enough items','Not enough items are available ,</text:p>
      <text:p text:style-name="P12">please select a quantity lesser than the quantity available')</text:p>
      <text:p text:style-name="P12">main()</text:p>
      <text:p text:style-name="P12">else :</text:p>
      <text:p text:style-name="P12">totalcost = calc1() + calc2() + calc3()</text:p>
      <text:p text:style-name="P12">product1.quantity.set(product1.quantity.get() - v1.get())</text:p>
      <text:p text:style-name="P12">data1 = Data(value=product1.quantity.get())</text:p>
      <text:p text:style-name="P12">aio.create_data('lays',data1)</text:p>
      <text:p text:style-name="P12">product2.quantity.set(product2.quantity.get() - v2.get())</text:p>
      <text:p text:style-name="P12">data2 = Data(value=product3.quantity.get())</text:p>
      <text:p text:style-name="P12">aio.create_data('coke',data2)</text:p>
      <text:p text:style-name="P12">product3.quantity.set(product3.quantity.get() - v3.get())</text:p>
      <text:p text:style-name="P12">data3 = Data(value=product3.quantity.get())</text:p>
      <text:p text:style-name="P12">aio.create_data('candy',data3)</text:p>
      <text:p text:style-name="P12">messagebox.showinfo('Payment','You have to pay ' + str(totalcost*1.18)</text:p>
      <text:p text:style-name="P12">+'(inclusive of tax)')</text:p>
      <text:p text:style-name="P12"><text:soft-page-break/>return totalcost</text:p>
      <text:p text:style-name="P12">ok = Button(frame1,text="Pay",command = calc).grid(row=4)</text:p>
      <text:p text:style-name="P12">main()</text:p>
      <text:p text:style-name="P12">win.mainloop(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ay 9 : </text:p>
      <text:p text:style-name="P8">New enhancements to the UI were made. Payment gateway is still under progress and client side UI is being developed. </text:p>
      <text:p text:style-name="P9"><text:soft-page-break/></text:p>
      <text:p text:style-name="P6">Day 10 Progress report</text:p>
      <text:p text:style-name="P9">Code for Client Side Inventory</text:p>
      <text:p text:style-name="P9">management :</text:p>
      <text:p text:style-name="P13"/>
      <text:p text:style-name="P13">from tkinter import *</text:p>
      <text:p text:style-name="P13">from tkinter import ttk</text:p>
      <text:p text:style-name="P13">from Adafruit_IO import Client,Data</text:p>
      <text:p text:style-name="P13">aio = Client('ak47av', 'bda36d622b874920902764079deb0631')</text:p>
      <text:p text:style-name="P13">class product:</text:p>
      <text:p text:style-name="P13"><text:tab/>def __init__(self, name, price, quantity):</text:p>
      <text:p text:style-name="P13"><text:tab/><text:tab/>self.price = price</text:p>
      <text:p text:style-name="P13"><text:tab/><text:tab/>self.name = name</text:p>
      <text:p text:style-name="P13"><text:tab/><text:tab/>self.quantity = quantity</text:p>
      <text:p text:style-name="P13"><text:tab/>def adagetdata(self):</text:p>
      <text:p text:style-name="P13"><text:tab/><text:tab/>Quantity = aio.receive(self.name)</text:p>
      <text:p text:style-name="P13"><text:tab/><text:tab/>Price = aio.receive((self.name+'price'))</text:p>
      <text:p text:style-name="P13"><text:tab/><text:tab/>self.quantity = IntVar()</text:p>
      <text:p text:style-name="P13"><text:tab/><text:tab/>self.quantity.set(Quantity.value)</text:p>
      <text:p text:style-name="P13"><text:tab/><text:tab/>self.price = IntVar()</text:p>
      <text:p text:style-name="P13"><text:tab/><text:tab/>self.price.set(Price.value)</text:p>
      <text:p text:style-name="P13"/>
      <text:p text:style-name="P13">product1 = product('lays',10,10)</text:p>
      <text:p text:style-name="P13">product2 = product('coke',25,25)</text:p>
      <text:p text:style-name="P13">product3 = product('candy',1,50)</text:p>
      <text:p text:style-name="P13"><text:soft-page-break/>win = Tk()</text:p>
      <text:p text:style-name="P13">win.geometry('1200x250')</text:p>
      <text:p text:style-name="P13">win.title('Update Vending Details')</text:p>
      <text:p text:style-name="P13">def main():</text:p>
      <text:p text:style-name="P13"><text:tab/>product1.adagetdata()</text:p>
      <text:p text:style-name="P13"><text:tab/>product2.adagetdata()</text:p>
      <text:p text:style-name="P13"><text:tab/>product3.adagetdata()</text:p>
      <text:p text:style-name="P13"><text:tab/>fr1 = Frame(win).grid(row=0,column=0)</text:p>
      <text:p text:style-name="P13"><text:tab/>#Display existing attributes</text:p>
      <text:p text:style-name="P13"><text:tab/>ttk.Separator(fr1, orient=VERTICAL).grid(row=0,column=3,rowspan=5,sticky='ns')</text:p>
      <text:p text:style-name="P13"><text:tab/>#display update options</text:p>
      <text:p text:style-name="P13"><text:tab/>prodlabel = Label(fr1,text='Products').grid(row=0,column=0,padx=10,pady=10)</text:p>
      <text:p text:style-name="P13"><text:tab/>pricelabel = Label(fr1,text='Prices').grid(row=0,column=1)</text:p>
      <text:p text:style-name="P13"><text:tab/>quantitylabel = Label(fr1,text=' Quantity Available ').grid(row=0,column=2)</text:p>
      <text:p text:style-name="P13"><text:tab/>p1 = Label(fr1,text=(product1.name)).grid(row=1,column=0)</text:p>
      <text:p text:style-name="P13"><text:tab/>price1 = Label(fr1,textvariable = str(product1.price)).grid(row=1,column=1)</text:p>
      <text:p text:style-name="P13"><text:tab/>q1 = Label(fr1,textvariable=str(product1.quantity)).grid(row=1,column=2)</text:p>
      <text:p text:style-name="P13"><text:tab/>p2 = Label(fr1, text=(product2.name)).grid(row=2, column=0)</text:p>
      <text:p text:style-name="P13"><text:tab/>price2 = Label(fr1, textvariable=str(product2.price)).grid(row=2, column=1)</text:p>
      <text:p text:style-name="P13"><text:tab/>q2 = Label(fr1, textvariable=str(product2.quantity)).grid(row=2, column=2)</text:p>
      <text:p text:style-name="P13"><text:tab/>p3 = Label(fr1, text=(product3.name)).grid(row=3, column=0)</text:p>
      <text:p text:style-name="P13"><text:tab/>price3 = Label(fr1, textvariable=str(product3.price)).grid(row=3, column=1)</text:p>
      <text:p text:style-name="P13"><text:soft-page-break/><text:tab/>q3 = Label(fr1, textvariable=str(product3.quantity)).grid(row=3, column=2)</text:p>
      <text:p text:style-name="P13"/>
      <text:p text:style-name="P13"><text:tab/>def updateprice1():</text:p>
      <text:p text:style-name="P13"><text:tab/><text:tab/>product1.price.set(pr1.get())</text:p>
      <text:p text:style-name="P13"><text:tab/><text:tab/>data = Data(value=product1.price.get())</text:p>
      <text:p text:style-name="P13"><text:tab/><text:tab/>aio.create_data((product1.name+'price'),data)</text:p>
      <text:p text:style-name="P13"><text:tab/><text:tab/>print('Updated !')</text:p>
      <text:p text:style-name="P13"/>
      <text:p text:style-name="P13"><text:tab/>def updatequan1():</text:p>
      <text:p text:style-name="P13"><text:tab/><text:tab/>product1.quantity.set(product1.quantity.get()+quantity1.get())data1 = <text:tab/><text:tab/><text:tab/><text:tab/>Data(value=product1.quantity.get())<text:tab/></text:p>
      <text:p text:style-name="P13"><text:tab/><text:tab/>aio.create_data(product1.name,data1)</text:p>
      <text:p text:style-name="P13"><text:tab/><text:tab/>print('Updated !')</text:p>
      <text:p text:style-name="P13"/>
      <text:p text:style-name="P13"><text:tab/>def updateprice2():</text:p>
      <text:p text:style-name="P13"><text:tab/><text:tab/>product2.price.set(pr2.get())</text:p>
      <text:p text:style-name="P13"><text:tab/><text:tab/>data = Data(value=product2.price.get())</text:p>
      <text:p text:style-name="P13"><text:tab/><text:tab/>aio.create_data((product2.name+'price'), data)</text:p>
      <text:p text:style-name="P13"><text:tab/><text:tab/>print('Updated !')</text:p>
      <text:p text:style-name="P13"/>
      <text:p text:style-name="P13"><text:tab/>def updatequan2():</text:p>
      <text:p text:style-name="P13"><text:tab/><text:tab/>product2.quantity.set(product2.quantity.get()+quantity2.get())</text:p>
      <text:p text:style-name="P13"><text:tab/><text:tab/>data1 = Data(value=product2.quantity.get())</text:p>
      <text:p text:style-name="P13"><text:tab/><text:tab/>aio.create_data(product2.name, data1)</text:p>
      <text:p text:style-name="P13"><text:tab/><text:tab/>print('Updated !')</text:p>
      <text:p text:style-name="P13"/>
      <text:p text:style-name="P13"><text:tab/>def updateprice3():</text:p>
      <text:p text:style-name="P13"><text:soft-page-break/><text:tab/><text:tab/>product3.price.set(product3.quantity.get()+pr3.get())</text:p>
      <text:p text:style-name="P13"><text:tab/><text:tab/>data = Data(value=product3.price.get())</text:p>
      <text:p text:style-name="P13"><text:tab/><text:tab/>aio.create_data((product3.name+'price'), data)</text:p>
      <text:p text:style-name="P13"><text:tab/><text:tab/>print('Updated !')</text:p>
      <text:p text:style-name="P13"/>
      <text:p text:style-name="P13"><text:tab/>def updatequan3():</text:p>
      <text:p text:style-name="P13"><text:tab/><text:tab/>product3.quantity.set(product3.quantity.get()+quantity3.get())</text:p>
      <text:p text:style-name="P13"><text:tab/><text:tab/>data1 = Data(value=product3.quantity.get())</text:p>
      <text:p text:style-name="P13"><text:tab/><text:tab/>aio.create_data(product3.name, data1)</text:p>
      <text:p text:style-name="P13"><text:tab/><text:tab/>print('Updated !')</text:p>
      <text:p text:style-name="P13"/>
      <text:p text:style-name="P13"><text:tab/>editPrice = Label(fr1,text=' Edit Prices ').grid(row=0,column=4,padx=10)</text:p>
      <text:p text:style-name="P13"><text:tab/>editQuantity = Label(fr1,text=' Add Quantity ').grid(row=0,column=5)</text:p>
      <text:p text:style-name="P13"><text:tab/>pr1 = IntVar()</text:p>
      <text:p text:style-name="P13"><text:tab/>pre1 = Entry(fr1,textvariable=str(pr1)).grid(row=1,column=4,padx=20)</text:p>
      <text:p text:style-name="P13"><text:tab/>quantity1 = IntVar()</text:p>
      <text:p text:style-name="P13"><text:tab/>quan1 = Entry(fr1,textvariable=str(quantity1)).grid(row=1,column=5,padx=10)</text:p>
      <text:p text:style-name="P13"><text:tab/>okprice1 = Button(fr1,text='UpdatePrice',command=updateprice1).grid(row=1,column=6,padx=15)</text:p>
      <text:p text:style-name="P13"><text:tab/>okquan1 = Button(fr1,text='UpdateQuantity',command=updatequan1).grid(row=1,column=7,padx=15)</text:p>
      <text:p text:style-name="P13"><text:tab/>pr2 = IntVar()</text:p>
      <text:p text:style-name="P13"><text:tab/>pre2 = Entry(fr1,textvariable=str(pr2)).grid(row=2, column=4)</text:p>
      <text:p text:style-name="P13"><text:tab/>quantity2 = IntVar()</text:p>
      <text:p text:style-name="P13"><text:tab/>quan2 = Entry(fr1,textvariable=str(quantity2)).grid(row=2, column=5)</text:p>
      <text:p text:style-name="P13"><text:soft-page-break/><text:tab/>okprice2 = Button(fr1, text='Update Price',command=updateprice2).grid(row=2,</text:p>
      <text:p text:style-name="P13"><text:tab/>column=6, padx=15)</text:p>
      <text:p text:style-name="P13"><text:tab/>okquan2 = Button(fr1, text='Update Quantity',command=updatequan2).grid(row=2,</text:p>
      <text:p text:style-name="P13"><text:tab/>column=7, padx=15)</text:p>
      <text:p text:style-name="P13"><text:tab/>pr3 = IntVar()</text:p>
      <text:p text:style-name="P13"><text:tab/>pre3 = Entry(fr1,textvariable=str(pr3)).grid(row=3, column=4)</text:p>
      <text:p text:style-name="P13"><text:tab/>quantity3 = IntVar()</text:p>
      <text:p text:style-name="P13"><text:tab/>quan3 = Entry(fr1,textvariable=str(quantity3)).grid(row=3, column=5)</text:p>
      <text:p text:style-name="P13"><text:tab/>okprice3 = Button(fr1, text='Update Price',command=updateprice3).grid(row=3,</text:p>
      <text:p text:style-name="P13"><text:tab/>column=6, padx=15)</text:p>
      <text:p text:style-name="P13"><text:tab/>okquan3 = Button(fr1, text='Update Quantity',command=updatequan3).grid(row=3,</text:p>
      <text:p text:style-name="P13"><text:tab/>column=7, padx=15)</text:p>
      <text:p text:style-name="P13"><text:tab/>refresh = Button(fr1,text='Refresh Contents',command=main).grid(row=4,column=3)</text:p>
      <text:p text:style-name="P13"/>
      <text:p text:style-name="P13">main()</text:p>
      <text:p text:style-name="P13">win.mainloop()</text:p>
      <text:p text:style-name="P9"/>
      <text:p text:style-name="P9"/>
      <text:p text:style-name="P14">Thermal Printer for Raspberry-pi</text:p>
      <text:p text:style-name="P9">Thermal Printers especially designed for the raspberry-pi communicate through Serial based communication which <text:soft-page-break/>require use of the RX and TX pins. But our Raspberry-pi would already have it’s RX and TX pins connected to the microcontroller. So Iwould suggest using another raspberry-pi to fetch data from adafruit.io and then print the receipts to the customer. So the setup would require Two raspberry-pi’s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Day 11 :</text:p>
      <text:p text:style-name="P10"><text:tab/><text:span text:style-name="T9">The gui was integrated into the raspberry-pi.</text:span></text:p>
      <text:p text:style-name="P19"><text:span text:style-name="T9">The payment gateway integration is being looked into and thermal printer integration has faced some setback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4.02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29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562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7.83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0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72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1.64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1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519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4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329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8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13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2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789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05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32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599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9.86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13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40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3.67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9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etha</meta:initial-creator>
    <meta:editing-cycles>2</meta:editing-cycles>
    <meta:creation-date>2019-05-03T12:32:00</meta:creation-date>
    <dc:date>2019-05-16T14:57:09.496581895</dc:date>
    <meta:editing-duration>PT31M18S</meta:editing-duration>
    <meta:generator>LibreOffice/6.0.7.3$Linux_X86_64 LibreOffice_project/00m0$Build-3</meta:generator>
    <meta:document-statistic meta:table-count="0" meta:image-count="0" meta:object-count="0" meta:page-count="27" meta:paragraph-count="394" meta:word-count="1772" meta:character-count="15586" meta:non-whitespace-character-count="1396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